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9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49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402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49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48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408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48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48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50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433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50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47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422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391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396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413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49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2" draw:style-name="a356" draw:master-page-name="Master1-Layout1-title-Title-Slide" presentation:presentation-page-layout-name="Master1-PPL1" draw:id="Slide-257">
        <draw:frame draw:id="id63" presentation:style-name="a360" draw:name="Title 1" svg:x="1.66667in" svg:y="0.17548in" svg:width="10in" svg:height="0.99335in" presentation:class="title" presentation:placeholder="false">
          <draw:text-box>
            <text:p text:style-name="a359" text:class-names="" text:cond-style-name=""><text:span text:style-name="a357" text:class-names="">SQL AGGREGATE FUNCTIONS</text:span><text:span text:style-name="a358" text:class-names=""/></text:p>
          </draw:text-box>
          <svg:title/>
          <svg:desc/>
        </draw:frame>
        <draw:frame draw:id="id64" presentation:style-name="a383" draw:name="Subtitle 2" svg:x="1.66667in" svg:y="1.32468in" svg:width="10in" svg:height="5.67532in" presentation:class="subtitle" presentation:placeholder="false">
          <draw:text-box>
            <text:p text:style-name="a362" text:class-names="" text:cond-style-name=""><text:span text:style-name="a361" text:class-names="">Advanced SQL Week 41</text:span></text:p>
            <text:p text:style-name="a364" text:class-names="" text:cond-style-name=""><text:span text:style-name="a363" text:class-names="">SQL Aggregate functions<text:s text:c="1"/></text:span></text:p>
            <text:p text:style-name="a366" text:class-names="" text:cond-style-name=""><text:span text:style-name="a365" text:class-names="">COUNT</text:span></text:p>
            <text:p text:style-name="a368" text:class-names="" text:cond-style-name=""><text:span text:style-name="a367" text:class-names="">MIN</text:span></text:p>
            <text:p text:style-name="a370" text:class-names="" text:cond-style-name=""><text:span text:style-name="a369" text:class-names="">MAX</text:span></text:p>
            <text:p text:style-name="a372" text:class-names="" text:cond-style-name=""><text:span text:style-name="a371" text:class-names="">SUM</text:span></text:p>
            <text:p text:style-name="a374" text:class-names="" text:cond-style-name=""><text:span text:style-name="a373" text:class-names="">AVG<text:s text:c="1"/></text:span></text:p>
            <text:p text:style-name="a376" text:class-names="" text:cond-style-name=""><text:span text:style-name="a375" text:class-names=""/></text:p>
            <text:p text:style-name="a378" text:class-names="" text:cond-style-name=""><text:span text:style-name="a377" text:class-names=""/></text:p>
            <text:p text:style-name="a380" text:class-names="" text:cond-style-name=""><text:span text:style-name="a379" text:class-names=""/></text:p>
            <text:p text:style-name="a382" text:class-names="" text:cond-style-name=""><text:span text:style-name="a381" text:class-names=""/></text:p>
          </draw:text-box>
          <svg:title/>
          <svg:desc/>
        </draw:frame>
      </draw:page>
      <draw:page draw:name="Slide3" draw:style-name="a384" draw:master-page-name="Master1-Layout1-title-Title-Slide" presentation:presentation-page-layout-name="Master1-PPL1" draw:id="Slide-258">
        <draw:frame draw:id="id65" presentation:style-name="a388" draw:name="Title 1" svg:x="1.66667in" svg:y="0.17548in" svg:width="10in" svg:height="0.99335in" presentation:class="title" presentation:placeholder="false">
          <draw:text-box>
            <text:p text:style-name="a387" text:class-names="" text:cond-style-name=""><text:span text:style-name="a385" text:class-names="">SQL AGGREGATE FUNCTIONS</text:span><text:span text:style-name="a386" text:class-names=""/></text:p>
          </draw:text-box>
          <svg:title/>
          <svg:desc/>
        </draw:frame>
        <draw:frame draw:id="id66" presentation:style-name="a425" draw:name="Subtitle 2" svg:x="1.66667in" svg:y="1.32468in" svg:width="10in" svg:height="5.67532in" presentation:class="subtitl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>SQL provides serval built-in numeric function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2" text:class-names="">COUNT:<text:s text:c="1"/></text:span><text:span text:style-name="a393" text:class-names="">The number of rows containing<text:s text:c="1"/></text:span><text:span text:style-name="a394" text:class-names="">non-null values</text:span></text:p>
              </text:list-item>
            </text:list>
            <text:list text:style-name="a402">
              <text:list-item>
                <text:p text:style-name="a401" text:class-names="" text:cond-style-name=""><text:span text:style-name="a397" text:class-names="">MIN:<text:s text:c="1"/></text:span><text:span text:style-name="a398" text:class-names="">The minimum attribute value<text:s text:c="1"/></text:span><text:span text:style-name="a399" text:class-names="">encountered in a given column</text:span><text:span text:style-name="a400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3" text:class-names="">MAX:</text:span><text:span text:style-name="a404" text:class-names=""><text:s text:c="1"/></text:span><text:span text:style-name="a405" text:class-names="">The maximum attribute value<text:s text:c="1"/></text:span><text:span text:style-name="a406" text:class-names="">encountered in a given column</text:span></text:p>
              </text:list-item>
            </text:list>
            <text:list text:style-name="a413">
              <text:list-item>
                <text:p text:style-name="a412" text:class-names="" text:cond-style-name=""><text:span text:style-name="a409" text:class-names="">SUM:<text:s text:c="1"/></text:span><text:span text:style-name="a410" text:class-names="">The sum of all values for a given</text:span><text:span text:style-name="a411" text:class-names="">Column</text:span></text:p>
              </text:list-item>
            </text:list>
            <text:list text:style-name="a419">
              <text:list-item>
                <text:p text:style-name="a418" text:class-names="" text:cond-style-name=""><text:span text:style-name="a414" text:class-names="">AVG:<text:s text:c="1"/></text:span><text:span text:style-name="a415" text:class-names="">The arithmetic mean (average) for<text:s text:c="1"/></text:span><text:span text:style-name="a416" text:class-names="">a specified column</text:span><text:span text:style-name="a417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  <text:p text:style-name="a424" text:class-names="" text:cond-style-name=""><text:span text:style-name="a423" text:class-names=""/></text:p>
          </draw:text-box>
          <svg:title/>
          <svg:desc/>
        </draw:frame>
      </draw:page>
      <draw:page draw:name="Slide5" draw:style-name="a426" draw:master-page-name="Master1-Layout1-title-Title-Slide" presentation:presentation-page-layout-name="Master1-PPL1" draw:id="Slide-260">
        <draw:frame draw:id="id67" presentation:style-name="a430" draw:name="Title 1" svg:x="1.66667in" svg:y="0.17548in" svg:width="10in" svg:height="1.33177in" presentation:class="title" presentation:placeholder="false">
          <draw:text-box>
            <text:p text:style-name="a429" text:class-names="" text:cond-style-name=""><text:span text:style-name="a427" text:class-names="">SQL AGGREGATE FUNCTIONS Examples</text:span><text:span text:style-name="a428" text:class-names=""/></text:p>
          </draw:text-box>
          <svg:title/>
          <svg:desc/>
        </draw:frame>
        <draw:frame draw:id="id68" presentation:style-name="a444" draw:name="Subtitle 2" svg:x="1.66667in" svg:y="1.68116in" svg:width="10in" svg:height="5.31884in" presentation:class="subtitle" presentation:placeholder="false">
          <draw:text-box>
            <text:list text:style-name="a433">
              <text:list-item>
                <text:p text:style-name="a432" text:class-names="" text:cond-style-name=""><text:span text:style-name="a431" text:class-names="">If want to know the number of rows in the employee table we can use:</text:span></text:p>
              </text:list-item>
            </text:list>
            <text:p text:style-name="a437" text:class-names="" text:cond-style-name=""><text:span text:style-name="a434" text:class-names="">SELECT<text:s text:c="1"/></text:span><text:span text:style-name="a435" text:class-names="">COUNT</text:span><text:span text:style-name="a436" text:class-names="">(*)</text:span></text:p>
            <text:p text:style-name="a439" text:class-names="" text:cond-style-name=""><text:span text:style-name="a438" text:class-names="">FROM employee;</text:span></text:p>
            <text:p text:style-name="a441" text:class-names="" text:cond-style-name=""><text:span text:style-name="a440" text:class-names=""/></text:p>
            <text:p text:style-name="a443" text:class-names="" text:cond-style-name=""><text:span text:style-name="a442" text:class-names=""/></text:p>
          </draw:text-box>
          <svg:title/>
          <svg:desc/>
        </draw:frame>
      </draw:page>
      <draw:page draw:name="Slide6" draw:style-name="a445" draw:master-page-name="Master1-Layout1-title-Title-Slide" presentation:presentation-page-layout-name="Master1-PPL1" draw:id="Slide-261">
        <draw:frame draw:id="id69" presentation:style-name="a449" draw:name="Title 1" svg:x="1.66667in" svg:y="0.17548in" svg:width="10in" svg:height="1.28829in" presentation:class="title" presentation:placeholder="false">
          <draw:text-box>
            <text:p text:style-name="a448" text:class-names="" text:cond-style-name=""><text:span text:style-name="a446" text:class-names="">SQL AGGREGATE FUNCTIONS Examples</text:span><text:span text:style-name="a447" text:class-names=""/></text:p>
          </draw:text-box>
          <svg:title/>
          <svg:desc/>
        </draw:frame>
        <draw:frame draw:id="id70" presentation:style-name="a470" draw:name="Subtitle 2" svg:x="1.66667in" svg:y="1.57971in" svg:width="10in" svg:height="5.42029in" presentation:class="subtitle" presentation:placeholder="false">
          <draw:text-box>
            <text:p text:style-name="a453" text:class-names="" text:cond-style-name=""><text:span text:style-name="a450" text:class-names="">SELECT <text:s text:c="1"/></text:span><text:span text:style-name="a451" text:class-names="">MIN</text:span><text:span text:style-name="a452" text:class-names="">(hours) AS minimumHours,<text:s text:c="1"/></text:span></text:p>
            <text:p text:style-name="a457" text:class-names="" text:cond-style-name=""><text:span text:style-name="a454" text:class-names=""><text:s text:c="15"/></text:span><text:span text:style-name="a455" text:class-names="">MAX</text:span><text:span text:style-name="a456" text:class-names="">(hours) AS maximumHours,</text:span></text:p>
            <text:p text:style-name="a461" text:class-names="" text:cond-style-name=""><text:span text:style-name="a458" text:class-names=""><text:s text:c="15"/></text:span><text:span text:style-name="a459" text:class-names="">AVG</text:span><text:span text:style-name="a460" text:class-names="">(hours) AS averageHours</text:span></text:p>
            <text:p text:style-name="a463" text:class-names="" text:cond-style-name=""><text:span text:style-name="a462" text:class-names="">FROM project</text:span></text:p>
            <text:p text:style-name="a465" text:class-names="" text:cond-style-name=""><text:span text:style-name="a464" text:class-names="">WHERE projectID &gt; 7;</text:span></text:p>
            <text:p text:style-name="a467" text:class-names="" text:cond-style-name=""><text:span text:style-name="a466" text:class-names=""/></text:p>
            <text:p text:style-name="a469" text:class-names="" text:cond-style-name=""><text:span text:style-name="a468" text:class-names=""/></text:p>
          </draw:text-box>
          <svg:title/>
          <svg:desc/>
        </draw:frame>
      </draw:page>
      <draw:page draw:name="Slide7" draw:style-name="a471" draw:master-page-name="Master1-Layout1-title-Title-Slide" presentation:presentation-page-layout-name="Master1-PPL1" draw:id="Slide-262">
        <draw:frame draw:id="id71" presentation:style-name="a475" draw:name="Title 1" svg:x="1.66667in" svg:y="0.17548in" svg:width="10in" svg:height="0.99335in" presentation:class="title" presentation:placeholder="false">
          <draw:text-box>
            <text:p text:style-name="a474" text:class-names="" text:cond-style-name=""><text:span text:style-name="a472" text:class-names="">Exercise</text:span><text:span text:style-name="a473" text:class-names=""/></text:p>
          </draw:text-box>
          <svg:title/>
          <svg:desc/>
        </draw:frame>
        <draw:frame draw:id="id72" presentation:style-name="a511" draw:name="Subtitle 2" svg:x="1.66667in" svg:y="1.32468in" svg:width="10in" svg:height="5.1246in" presentation:class="subtitl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Write an SQL query that Lists the number of products?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Write an SQL query that calculates the total price of all products bought before 2013.11.20?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Write an SQL query that calculates the average price?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write an SQL query that lists all departments with the number of employee in each department?.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Write an SQL query that lists the row with highest price?.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Write SQL query that lists the row with lowest price?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p text:style-name="a498" text:class-names="" text:cond-style-name=""><text:span text:style-name="a497" text:class-names=""/></text:p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p text:style-name="a503" text:class-names="" text:cond-style-name=""><text:span text:style-name="a502" text:class-names=""/></text:p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p text:style-name="a508" text:class-names="" text:cond-style-name=""><text:span text:style-name="a507" text:class-names=""/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-title-Title-Slide" presentation:presentation-page-layout-name="Master1-PPL1" draw:id="Slide-259">
        <draw:frame draw:id="id73" presentation:style-name="a516" draw:name="Title 1" svg:x="1.66667in" svg:y="0.17548in" svg:width="10in" svg:height="0.99335in" presentation:class="title" presentation:placeholder="false">
          <draw:text-box>
            <text:p text:style-name="a515" text:class-names="" text:cond-style-name=""><text:span text:style-name="a513" text:class-names="">Answers</text:span><text:span text:style-name="a514" text:class-names=""/></text:p>
          </draw:text-box>
          <svg:title/>
          <svg:desc/>
        </draw:frame>
        <draw:custom-shape svg:x="4.45763in" svg:y="3.54805in" svg:width="4.41808in" svg:height="0.40391in" draw:id="id74" draw:style-name="a520" draw:name="Rectangle 4">
          <svg:title/>
          <svg:desc/>
          <text:p text:style-name="a519" text:class-names="" text:cond-style-name=""><text:span text:style-name="a517" text:class-names="">SQL AGGREGATE FUNCTIONS<text:s text:c="1"/></text:span><text:span text:style-name="a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548" draw:name="TextBox 7" svg:x="1.66667in" svg:y="1.37681in" svg:width="10in" svg:height="5.8903in">
          <draw:text-box>
            <text:p text:style-name="a523" text:class-names="" text:cond-style-name=""><text:span text:style-name="a521" text:class-names="">1.<text:s text:c="1"/></text:span><text:span text:style-name="a522" text:class-names="">SELECT COUNT(*)</text:span></text:p>
            <text:p text:style-name="a525" text:class-names="" text:cond-style-name=""><text:span text:style-name="a524" text:class-names=""><text:s text:c="6"/>FROM product;</text:span></text:p>
            <text:p text:style-name="a527" text:class-names="" text:cond-style-name=""><text:span text:style-name="a526" text:class-names=""/></text:p>
            <text:p text:style-name="a530" text:class-names="" text:cond-style-name=""><text:span text:style-name="a528" text:class-names="">2.<text:s text:c="1"/></text:span><text:span text:style-name="a529" text:class-names="">SELECT SUM( p_price ) AS total_price_before_2013<text:line-break/> <text:s text:c="4"/>FROM product;</text:span></text:p>
            <text:p text:style-name="a532" text:class-names="" text:cond-style-name=""><text:span text:style-name="a531" text:class-names=""/></text:p>
            <text:p text:style-name="a535" text:class-names="" text:cond-style-name=""><text:span text:style-name="a533" text:class-names="">3.<text:s text:c="1"/></text:span><text:span text:style-name="a534" text:class-names="">SELECT AVG( p_price )<text:s text:c="1"/></text:span></text:p>
            <text:p text:style-name="a537" text:class-names="" text:cond-style-name=""><text:span text:style-name="a536" text:class-names=""><text:s text:c="4"/>FROM product</text:span></text:p>
            <text:p text:style-name="a539" text:class-names="" text:cond-style-name=""><text:span text:style-name="a538" text:class-names=""/></text:p>
            <text:p text:style-name="a541" text:class-names="" text:cond-style-name=""><text:span text:style-name="a540" text:class-names=""/></text:p>
            <text:p text:style-name="a543" text:class-names="" text:cond-style-name=""><text:span text:style-name="a542" text:class-names=""/></text:p>
            <text:p text:style-name="a545" text:class-names="" text:cond-style-name=""><text:span text:style-name="a544" text:class-names=""/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8" draw:style-name="a549" draw:master-page-name="Master1-Layout1-title-Title-Slide" presentation:presentation-page-layout-name="Master1-PPL1" draw:id="Slide-263">
        <draw:frame draw:id="id76" presentation:style-name="a553" draw:name="Title 1" svg:x="1.66667in" svg:y="0.17548in" svg:width="10in" svg:height="0.99335in" presentation:class="title" presentation:placeholder="false">
          <draw:text-box>
            <text:p text:style-name="a552" text:class-names="" text:cond-style-name=""><text:span text:style-name="a550" text:class-names="">Answers</text:span><text:span text:style-name="a551" text:class-names=""/></text:p>
          </draw:text-box>
          <svg:title/>
          <svg:desc/>
        </draw:frame>
        <draw:frame draw:id="id77" presentation:style-name="a604" draw:name="Subtitle 2" svg:x="1.66667in" svg:y="1.32468in" svg:width="10in" svg:height="5.67532in" presentation:class="subtitle" presentation:placeholder="false">
          <draw:text-box>
            <text:p text:style-name="a556" text:class-names="" text:cond-style-name=""><text:span text:style-name="a554" text:class-names="">4.<text:s text:c="1"/></text:span><text:span text:style-name="a555" text:class-names="">SELECT <text:s text:c="2"/>did,<text:s text:c="1"/></text:span></text:p>
            <text:p text:style-name="a562" text:class-names="" text:cond-style-name=""><text:span text:style-name="a557" text:class-names=""><text:s text:c="16"/>COUNT(<text:s text:c="1"/></text:span><text:span text:style-name="a558" text:class-names="">eid</text:span><text:span text:style-name="a559" text:class-names=""><text:s text:c="1"/>) AS<text:s text:c="1"/></text:span><text:span text:style-name="a560" text:class-names="">numberOfEmployees</text:span><text:span text:style-name="a561" text:class-names=""/></text:p>
            <text:p text:style-name="a566" text:class-names="" text:cond-style-name=""><text:span text:style-name="a563" text:class-names=""><text:s text:c="4"/>FROM<text:s text:c="1"/></text:span><text:span text:style-name="a564" text:class-names="">works_in</text:span><text:span text:style-name="a565" text:class-names=""/></text:p>
            <text:p text:style-name="a569" text:class-names="" text:cond-style-name=""><text:span text:style-name="a567" text:class-names=""><text:s text:c="4"/>GROUP BY did;</text:span><text:span text:style-name="a568" text:class-names=""/></text:p>
            <text:p text:style-name="a576" text:class-names="" text:cond-style-name=""><text:span text:style-name="a570" text:class-names="">5.<text:s text:c="1"/></text:span><text:span text:style-name="a571" text:class-names="">SELECT<text:s text:c="1"/></text:span><text:span text:style-name="a572" text:class-names="">p_code</text:span><text:span text:style-name="a573" text:class-names="">,<text:s text:c="1"/></text:span><text:span text:style-name="a574" text:class-names="">p_descript</text:span><text:span text:style-name="a575" text:class-names="">,<text:s text:c="1"/></text:span></text:p>
            <text:p text:style-name="a582" text:class-names="" text:cond-style-name=""><text:span text:style-name="a577" text:class-names=""><text:s text:c="14"/>MAX(<text:s text:c="1"/></text:span><text:span text:style-name="a578" text:class-names="">p_price</text:span><text:span text:style-name="a579" text:class-names=""><text:s text:c="1"/>) AS<text:s text:c="1"/></text:span><text:span text:style-name="a580" text:class-names="">maximum_price</text:span><text:span text:style-name="a581" text:class-names=""/></text:p>
            <text:p text:style-name="a584" text:class-names="" text:cond-style-name=""><text:span text:style-name="a583" text:class-names="">FROM product;</text:span></text:p>
            <text:p text:style-name="a591" text:class-names="" text:cond-style-name=""><text:span text:style-name="a585" text:class-names="">6.<text:s text:c="1"/></text:span><text:span text:style-name="a586" text:class-names="">SELECT<text:s text:c="1"/></text:span><text:span text:style-name="a587" text:class-names="">p_code</text:span><text:span text:style-name="a588" text:class-names="">,<text:s text:c="1"/></text:span><text:span text:style-name="a589" text:class-names="">p_descript</text:span><text:span text:style-name="a590" text:class-names="">,<text:s text:c="1"/></text:span></text:p>
            <text:p text:style-name="a597" text:class-names="" text:cond-style-name=""><text:span text:style-name="a592" text:class-names=""><text:s text:c="14"/>MIN(<text:s text:c="1"/></text:span><text:span text:style-name="a593" text:class-names="">p_price</text:span><text:span text:style-name="a594" text:class-names=""><text:s text:c="1"/>) AS<text:s text:c="1"/></text:span><text:span text:style-name="a595" text:class-names="">minimum_price</text:span><text:span text:style-name="a596" text:class-names=""/></text:p>
            <text:p text:style-name="a599" text:class-names="" text:cond-style-name=""><text:span text:style-name="a598" text:class-names="">FROM product;</text:span></text:p>
            <text:p text:style-name="a601" text:class-names="" text:cond-style-name=""><text:span text:style-name="a600" text:class-names=""/></text:p>
            <text:p text:style-name="a603" text:class-names="" text:cond-style-name=""><text:span text:style-name="a60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.10.2017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6.10.2017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6.10.2017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6.10.2017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6.10.2017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6.10.2017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6.10.2017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6.10.2017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6.10.2017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6.10.2017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6.10.2017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6.10.2017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QL NEMERIC FUNCTIONS</dc:title>
    <meta:initial-creator>abdel</meta:initial-creator>
    <dc:creator>Abdelaziz Ghazal</dc:creator>
    <meta:creation-date>2016-10-09T16:36:54Z</meta:creation-date>
    <dc:date>2017-10-16T09:11:15Z</dc:date>
    <meta:editing-cycles>17</meta:editing-cycles>
    <meta:editing-duration>PT20904S</meta:editing-duration>
    <meta:document-statistic meta:paragraph-count="62" meta:word-count="281"/>
  </office:meta>
</office:document-meta>
</file>